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/>
          <table:table-cell office:value-type="string" calcext:value-type="string">
            <text:p>Año0</text:p>
          </table:table-cell>
          <table:table-cell office:value-type="string" calcext:value-type="string">
            <text:p>Año1</text:p>
          </table:table-cell>
          <table:table-cell office:value-type="string" calcext:value-type="string">
            <text:p>Año2</text:p>
          </table:table-cell>
          <table:table-cell office:value-type="string" calcext:value-type="string">
            <text:p>Año3</text:p>
          </table:table-cell>
          <table:table-cell office:value-type="string" calcext:value-type="string">
            <text:p>Año4</text:p>
          </table:table-cell>
          <table:table-cell office:value-type="string" calcext:value-type="string">
            <text:p>Año5</text:p>
          </table:table-cell>
          <table:table-cell office:value-type="string" calcext:value-type="string">
            <text:p>Año6</text:p>
          </table:table-cell>
          <table:table-cell office:value-type="string" calcext:value-type="string">
            <text:p>Año7</text:p>
          </table:table-cell>
          <table:table-cell office:value-type="string" calcext:value-type="string">
            <text:p>Año8</text:p>
          </table:table-cell>
          <table:table-cell office:value-type="string" calcext:value-type="string">
            <text:p>Año9</text:p>
          </table:table-cell>
          <table:table-cell office:value-type="string" calcext:value-type="string">
            <text:p>Año10</text:p>
          </table:table-cell>
          <table:table-cell office:value-type="string" calcext:value-type="string">
            <text:p>Año11</text:p>
          </table:table-cell>
          <table:table-cell office:value-type="string" calcext:value-type="string">
            <text:p>Año12</text:p>
          </table:table-cell>
          <table:table-cell office:value-type="string" calcext:value-type="string">
            <text:p>Año13</text:p>
          </table:table-cell>
          <table:table-cell office:value-type="string" calcext:value-type="string">
            <text:p>Año14</text:p>
          </table:table-cell>
          <table:table-cell office:value-type="string" calcext:value-type="string">
            <text:p>Año15</text:p>
          </table:table-cell>
          <table:table-cell office:value-type="string" calcext:value-type="string">
            <text:p>Año16</text:p>
          </table:table-cell>
          <table:table-cell office:value-type="string" calcext:value-type="string">
            <text:p>Año17</text:p>
          </table:table-cell>
          <table:table-cell office:value-type="string" calcext:value-type="string">
            <text:p>Año18</text:p>
          </table:table-cell>
          <table:table-cell office:value-type="string" calcext:value-type="string">
            <text:p>Año19</text:p>
          </table:table-cell>
          <table:table-cell office:value-type="string" calcext:value-type="string">
            <text:p>Año20</text:p>
          </table:table-cell>
        </table:table-row>
        <table:table-row table:style-name="ro1">
          <table:table-cell office:value-type="string" calcext:value-type="string">
            <text:p>Inversion (usd)</text:p>
          </table:table-cell>
          <table:table-cell office:value-type="float" office:value="540000" calcext:value-type="float">
            <text:p>54000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orro electrico (usd)</text:p>
          </table:table-cell>
          <table:table-cell office:value-type="float" office:value="0" calcext:value-type="float">
            <text:p>0</text:p>
          </table:table-cell>
          <table:table-cell office:value-type="float" office:value="50920.02" calcext:value-type="float">
            <text:p>50920,02</text:p>
          </table:table-cell>
          <table:table-cell office:value-type="float" office:value="50921.02" calcext:value-type="float">
            <text:p>50921,02</text:p>
          </table:table-cell>
          <table:table-cell office:value-type="float" office:value="50922.02" calcext:value-type="float">
            <text:p>50922,02</text:p>
          </table:table-cell>
          <table:table-cell office:value-type="float" office:value="50923.02" calcext:value-type="float">
            <text:p>50923,02</text:p>
          </table:table-cell>
          <table:table-cell office:value-type="float" office:value="50924.02" calcext:value-type="float">
            <text:p>50924,02</text:p>
          </table:table-cell>
          <table:table-cell office:value-type="float" office:value="50925.02" calcext:value-type="float">
            <text:p>50925,02</text:p>
          </table:table-cell>
          <table:table-cell office:value-type="float" office:value="50926.02" calcext:value-type="float">
            <text:p>50926,02</text:p>
          </table:table-cell>
          <table:table-cell office:value-type="float" office:value="50927.02" calcext:value-type="float">
            <text:p>50927,02</text:p>
          </table:table-cell>
          <table:table-cell office:value-type="float" office:value="50928.02" calcext:value-type="float">
            <text:p>50928,02</text:p>
          </table:table-cell>
          <table:table-cell office:value-type="float" office:value="50929.02" calcext:value-type="float">
            <text:p>50929,02</text:p>
          </table:table-cell>
          <table:table-cell office:value-type="float" office:value="50930.02" calcext:value-type="float">
            <text:p>50930,02</text:p>
          </table:table-cell>
          <table:table-cell office:value-type="float" office:value="50931.02" calcext:value-type="float">
            <text:p>50931,02</text:p>
          </table:table-cell>
          <table:table-cell office:value-type="float" office:value="50932.02" calcext:value-type="float">
            <text:p>50932,02</text:p>
          </table:table-cell>
          <table:table-cell office:value-type="float" office:value="50933.02" calcext:value-type="float">
            <text:p>50933,02</text:p>
          </table:table-cell>
          <table:table-cell office:value-type="float" office:value="50934.02" calcext:value-type="float">
            <text:p>50934,02</text:p>
          </table:table-cell>
          <table:table-cell office:value-type="float" office:value="50935.02" calcext:value-type="float">
            <text:p>50935,02</text:p>
          </table:table-cell>
          <table:table-cell office:value-type="float" office:value="50936.02" calcext:value-type="float">
            <text:p>50936,02</text:p>
          </table:table-cell>
          <table:table-cell office:value-type="float" office:value="50937.02" calcext:value-type="float">
            <text:p>50937,02</text:p>
          </table:table-cell>
          <table:table-cell office:value-type="float" office:value="50938.02" calcext:value-type="float">
            <text:p>50938,02</text:p>
          </table:table-cell>
          <table:table-cell office:value-type="float" office:value="50939.02" calcext:value-type="float">
            <text:p>50939,02</text:p>
          </table:table-cell>
        </table:table-row>
        <table:table-row table:style-name="ro1">
          <table:table-cell office:value-type="string" calcext:value-type="string">
            <text:p>Ahorro potencia (usd)</text:p>
          </table:table-cell>
          <table:table-cell office:value-type="float" office:value="0" calcext:value-type="float">
            <text:p>0</text:p>
          </table:table-cell>
          <table:table-cell office:value-type="float" office:value="15428.5" calcext:value-type="float">
            <text:p>15428,5</text:p>
          </table:table-cell>
          <table:table-cell office:value-type="float" office:value="15429.5" calcext:value-type="float">
            <text:p>15429,5</text:p>
          </table:table-cell>
          <table:table-cell office:value-type="float" office:value="15430.5" calcext:value-type="float">
            <text:p>15430,5</text:p>
          </table:table-cell>
          <table:table-cell office:value-type="float" office:value="15431.5" calcext:value-type="float">
            <text:p>15431,5</text:p>
          </table:table-cell>
          <table:table-cell office:value-type="float" office:value="15432.5" calcext:value-type="float">
            <text:p>15432,5</text:p>
          </table:table-cell>
          <table:table-cell office:value-type="float" office:value="15433.5" calcext:value-type="float">
            <text:p>15433,5</text:p>
          </table:table-cell>
          <table:table-cell office:value-type="float" office:value="15434.5" calcext:value-type="float">
            <text:p>15434,5</text:p>
          </table:table-cell>
          <table:table-cell office:value-type="float" office:value="15435.5" calcext:value-type="float">
            <text:p>15435,5</text:p>
          </table:table-cell>
          <table:table-cell office:value-type="float" office:value="15436.5" calcext:value-type="float">
            <text:p>15436,5</text:p>
          </table:table-cell>
          <table:table-cell office:value-type="float" office:value="15437.5" calcext:value-type="float">
            <text:p>15437,5</text:p>
          </table:table-cell>
          <table:table-cell office:value-type="float" office:value="15438.5" calcext:value-type="float">
            <text:p>15438,5</text:p>
          </table:table-cell>
          <table:table-cell office:value-type="float" office:value="15439.5" calcext:value-type="float">
            <text:p>15439,5</text:p>
          </table:table-cell>
          <table:table-cell office:value-type="float" office:value="15440.5" calcext:value-type="float">
            <text:p>15440,5</text:p>
          </table:table-cell>
          <table:table-cell office:value-type="float" office:value="15441.5" calcext:value-type="float">
            <text:p>15441,5</text:p>
          </table:table-cell>
          <table:table-cell office:value-type="float" office:value="15442.5" calcext:value-type="float">
            <text:p>15442,5</text:p>
          </table:table-cell>
          <table:table-cell office:value-type="float" office:value="15443.5" calcext:value-type="float">
            <text:p>15443,5</text:p>
          </table:table-cell>
          <table:table-cell office:value-type="float" office:value="15444.5" calcext:value-type="float">
            <text:p>15444,5</text:p>
          </table:table-cell>
          <table:table-cell office:value-type="float" office:value="15445.5" calcext:value-type="float">
            <text:p>15445,5</text:p>
          </table:table-cell>
          <table:table-cell office:value-type="float" office:value="15446.5" calcext:value-type="float">
            <text:p>15446,5</text:p>
          </table:table-cell>
          <table:table-cell office:value-type="float" office:value="15447.5" calcext:value-type="float">
            <text:p>15447,5</text:p>
          </table:table-cell>
        </table:table-row>
        <table:table-row table:style-name="ro1">
          <table:table-cell office:value-type="string" calcext:value-type="string">
            <text:p>Costos (usd)</text:p>
          </table:table-cell>
          <table:table-cell office:value-type="float" office:value="0" calcext:value-type="float">
            <text:p>0</text:p>
          </table:table-cell>
          <table:table-cell office:value-type="float" office:value="285.71" calcext:value-type="float">
            <text:p>285,71</text:p>
          </table:table-cell>
          <table:table-cell office:value-type="float" office:value="286.71" calcext:value-type="float">
            <text:p>286,71</text:p>
          </table:table-cell>
          <table:table-cell office:value-type="float" office:value="287.71" calcext:value-type="float">
            <text:p>287,71</text:p>
          </table:table-cell>
          <table:table-cell office:value-type="float" office:value="288.71" calcext:value-type="float">
            <text:p>288,71</text:p>
          </table:table-cell>
          <table:table-cell office:value-type="float" office:value="289.71" calcext:value-type="float">
            <text:p>289,71</text:p>
          </table:table-cell>
          <table:table-cell office:value-type="float" office:value="290.71" calcext:value-type="float">
            <text:p>290,71</text:p>
          </table:table-cell>
          <table:table-cell office:value-type="float" office:value="291.71" calcext:value-type="float">
            <text:p>291,71</text:p>
          </table:table-cell>
          <table:table-cell office:value-type="float" office:value="292.71" calcext:value-type="float">
            <text:p>292,71</text:p>
          </table:table-cell>
          <table:table-cell office:value-type="float" office:value="293.71" calcext:value-type="float">
            <text:p>293,71</text:p>
          </table:table-cell>
          <table:table-cell office:value-type="float" office:value="294.71" calcext:value-type="float">
            <text:p>294,71</text:p>
          </table:table-cell>
          <table:table-cell office:value-type="float" office:value="295.71" calcext:value-type="float">
            <text:p>295,71</text:p>
          </table:table-cell>
          <table:table-cell office:value-type="float" office:value="296.71" calcext:value-type="float">
            <text:p>296,71</text:p>
          </table:table-cell>
          <table:table-cell office:value-type="float" office:value="297.71" calcext:value-type="float">
            <text:p>297,71</text:p>
          </table:table-cell>
          <table:table-cell office:value-type="float" office:value="298.71" calcext:value-type="float">
            <text:p>298,71</text:p>
          </table:table-cell>
          <table:table-cell office:value-type="float" office:value="299.71" calcext:value-type="float">
            <text:p>299,71</text:p>
          </table:table-cell>
          <table:table-cell office:value-type="float" office:value="300.71" calcext:value-type="float">
            <text:p>300,71</text:p>
          </table:table-cell>
          <table:table-cell office:value-type="float" office:value="301.71" calcext:value-type="float">
            <text:p>301,71</text:p>
          </table:table-cell>
          <table:table-cell office:value-type="float" office:value="302.71" calcext:value-type="float">
            <text:p>302,71</text:p>
          </table:table-cell>
          <table:table-cell office:value-type="float" office:value="303.71" calcext:value-type="float">
            <text:p>303,71</text:p>
          </table:table-cell>
          <table:table-cell office:value-type="float" office:value="304.71" calcext:value-type="float">
            <text:p>304,71</text:p>
          </table:table-cell>
        </table:table-row>
        <table:table-row table:style-name="ro1">
          <table:table-cell office:value-type="string" calcext:value-type="string">
            <text:p>FCF</text:p>
          </table:table-cell>
          <table:table-cell office:value-type="float" office:value="0" calcext:value-type="float">
            <text:p>0</text:p>
          </table:table-cell>
          <table:table-cell office:value-type="float" office:value="42940.87" calcext:value-type="float">
            <text:p>42940,87</text:p>
          </table:table-cell>
          <table:table-cell office:value-type="float" office:value="42941.87" calcext:value-type="float">
            <text:p>42941,87</text:p>
          </table:table-cell>
          <table:table-cell office:value-type="float" office:value="42942.87" calcext:value-type="float">
            <text:p>42942,87</text:p>
          </table:table-cell>
          <table:table-cell office:value-type="float" office:value="42943.87" calcext:value-type="float">
            <text:p>42943,87</text:p>
          </table:table-cell>
          <table:table-cell office:value-type="float" office:value="42944.87" calcext:value-type="float">
            <text:p>42944,87</text:p>
          </table:table-cell>
          <table:table-cell office:value-type="float" office:value="42945.87" calcext:value-type="float">
            <text:p>42945,87</text:p>
          </table:table-cell>
          <table:table-cell office:value-type="float" office:value="42946.87" calcext:value-type="float">
            <text:p>42946,87</text:p>
          </table:table-cell>
          <table:table-cell office:value-type="float" office:value="42947.87" calcext:value-type="float">
            <text:p>42947,87</text:p>
          </table:table-cell>
          <table:table-cell office:value-type="float" office:value="42948.87" calcext:value-type="float">
            <text:p>42948,87</text:p>
          </table:table-cell>
          <table:table-cell office:value-type="float" office:value="42949.87" calcext:value-type="float">
            <text:p>42949,87</text:p>
          </table:table-cell>
          <table:table-cell office:value-type="float" office:value="42950.87" calcext:value-type="float">
            <text:p>42950,87</text:p>
          </table:table-cell>
          <table:table-cell office:value-type="float" office:value="42951.87" calcext:value-type="float">
            <text:p>42951,87</text:p>
          </table:table-cell>
          <table:table-cell office:value-type="float" office:value="42952.87" calcext:value-type="float">
            <text:p>42952,87</text:p>
          </table:table-cell>
          <table:table-cell office:value-type="float" office:value="42953.87" calcext:value-type="float">
            <text:p>42953,87</text:p>
          </table:table-cell>
          <table:table-cell office:value-type="float" office:value="42954.87" calcext:value-type="float">
            <text:p>42954,87</text:p>
          </table:table-cell>
          <table:table-cell office:value-type="float" office:value="42955.87" calcext:value-type="float">
            <text:p>42955,87</text:p>
          </table:table-cell>
          <table:table-cell office:value-type="float" office:value="42956.87" calcext:value-type="float">
            <text:p>42956,87</text:p>
          </table:table-cell>
          <table:table-cell office:value-type="float" office:value="42957.87" calcext:value-type="float">
            <text:p>42957,87</text:p>
          </table:table-cell>
          <table:table-cell office:value-type="float" office:value="42958.87" calcext:value-type="float">
            <text:p>42958,87</text:p>
          </table:table-cell>
          <table:table-cell office:value-type="float" office:value="42959.87" calcext:value-type="float">
            <text:p>42959,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9:03:32.4329113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3:17:29.924295240</meta:creation-date>
    <meta:generator>LibreOffice/5.1.6.2$Linux_X86_64 LibreOffice_project/10m0$Build-2</meta:generator>
    <dc:date>2017-10-02T10:15:06.241818806</dc:date>
    <meta:editing-duration>PT14H51M43S</meta:editing-duration>
    <meta:editing-cycles>2</meta:editing-cycles>
    <meta:document-statistic meta:table-count="1" meta:cell-count="131" meta:object-count="0"/>
  </office:meta>
</office:document-meta>
</file>